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200%" fo:text-indent="0cm" style:auto-text-indent="false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6aef2" style:font-size-asian="12.25pt" style:font-size-complex="14pt"/>
    </style:style>
    <style:style style:name="T2" style:family="text">
      <style:text-properties officeooo:rsid="0008994e"/>
    </style:style>
    <style:style style:name="T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3.109cm" svg:y1="27.567cm" svg:x2="3.111cm" svg:y2="29.046cm">
          <text:p/>
        </draw:line>
        <draw:line draw:style-name="gr2" draw:text-style-name="P6" svg:x1="2.122cm" svg:y1="27.556cm" svg:x2="20.383cm" svg:y2="27.556cm">
          <text:p/>
        </draw:line>
        <draw:line draw:style-name="gr2" draw:text-style-name="P6" svg:x1="4.108cm" svg:y1="27.567cm" svg:x2="4.11cm" svg:y2="29.046cm">
          <text:p/>
        </draw:line>
        <draw:line draw:style-name="gr2" draw:text-style-name="P6" svg:x1="6.607cm" svg:y1="27.567cm" svg:x2="6.609cm" svg:y2="29.046cm">
          <text:p/>
        </draw:line>
        <draw:line draw:style-name="gr2" draw:text-style-name="P6" svg:x1="8.105cm" svg:y1="27.581cm" svg:x2="8.107cm" svg:y2="29.046cm">
          <text:p/>
        </draw:line>
        <draw:line draw:style-name="gr2" draw:text-style-name="P6" svg:x1="9.107cm" svg:y1="27.567cm" svg:x2="9.109cm" svg:y2="29.032cm">
          <text:p/>
        </draw:line>
        <draw:line draw:style-name="gr2" draw:text-style-name="P6" svg:x1="19.401cm" svg:y1="27.567cm" svg:x2="19.405cm" svg:y2="29.046cm">
          <text:p/>
        </draw:line>
        <draw:line draw:style-name="gr3" draw:text-style-name="P6" svg:x1="2.122cm" svg:y1="28.053cm" svg:x2="9.091cm" svg:y2="28.055cm">
          <text:p/>
        </draw:line>
        <draw:line draw:style-name="gr2" draw:text-style-name="P6" svg:x1="2.122cm" svg:y1="28.558cm" svg:x2="9.091cm" svg:y2="28.558cm">
          <text:p/>
        </draw:line>
        <draw:line draw:style-name="gr3" draw:text-style-name="P6" svg:x1="19.412cm" svg:y1="28.06cm" svg:x2="20.39cm" svg:y2="28.06cm">
          <text:p/>
        </draw:line>
        <draw:frame draw:style-name="gr4" draw:text-style-name="P8" svg:width="0.913cm" svg:height="0.435cm" svg:x="2.159cm" svg:y="28.578cm">
          <draw:text-box>
            <text:p text:style-name="P7"><text:span text:style-name="T3">Изм.</text:span></text:p>
          </draw:text-box>
        </draw:frame>
        <draw:frame draw:style-name="gr4" draw:text-style-name="P8" svg:width="0.914cm" svg:height="0.435cm" svg:x="3.149cm" svg:y="28.578cm">
          <draw:text-box>
            <text:p text:style-name="P7"><text:span text:style-name="T3">Лист</text:span></text:p>
          </draw:text-box>
        </draw:frame>
        <draw:frame draw:style-name="gr4" draw:text-style-name="P8" svg:width="2.349cm" svg:height="0.435cm" svg:x="4.184cm" svg:y="28.578cm">
          <draw:text-box>
            <text:p text:style-name="P7"><text:span text:style-name="T3">№ </text:span><text:span text:style-name="T3">докум.</text:span></text:p>
          </draw:text-box>
        </draw:frame>
        <draw:frame draw:style-name="gr4" draw:text-style-name="P10" svg:width="1.405cm" svg:height="0.435cm" svg:x="6.664cm" svg:y="28.578cm">
          <draw:text-box>
            <text:p text:style-name="P9"><text:span text:style-name="T3">Подпись</text:span></text:p>
          </draw:text-box>
        </draw:frame>
        <draw:frame draw:style-name="gr4" draw:text-style-name="P8" svg:width="0.914cm" svg:height="0.435cm" svg:x="8.15cm" svg:y="28.578cm">
          <draw:text-box>
            <text:p text:style-name="P7"><text:span text:style-name="T3">Дата</text:span></text:p>
          </draw:text-box>
        </draw:frame>
        <draw:frame draw:style-name="gr4" draw:text-style-name="P8" svg:width="0.914cm" svg:height="0.436cm" svg:x="19.44cm" svg:y="27.606cm">
          <draw:text-box>
            <text:p text:style-name="P7"><text:span text:style-name="T3">Лист</text:span></text:p>
          </draw:text-box>
        </draw:frame>
        <draw:frame draw:style-name="gr4" draw:text-style-name="P8" svg:width="0.914cm" svg:height="0.599cm" svg:x="19.44cm" svg:y="28.257cm">
          <draw:text-box>
            <text:p text:style-name="P7"><text:span text:style-name="T4">4</text:span></text:p>
          </draw:text-box>
        </draw:frame>
        <draw:frame draw:style-name="gr4" draw:text-style-name="P11" svg:width="10.125cm" svg:height="0.682cm" svg:x="9.194cm" svg:y="27.954cm">
          <draw:text-box>
            <text:p text:style-name="P7"><text:span text:style-name="T5">КП-АПИ(Ф)НГТУ-210201.65-(АВР09-1)-08-14</text:span></text:p>
          </draw:text-box>
        </draw:frame>
      </draw:g>
      <text:p text:style-name="P4"/>
      <text:p text:style-name="P2"><text:tab/><text:span text:style-name="T1">Введение</text:span></text:p>
      <text:p text:style-name="P3"><text:tab/><text:span text:style-name="T2">В связи с развитием технических средств и микроэлектроники увеличилось количество видов вычислителей. Различают механические, электрические, электронные, гидравлические, пневматические, оптические и комбинированные типы вычислителей.</text:span></text:p>
      <text:p text:style-name="P3"><text:tab/><text:span text:style-name="T2">Вычислители предназначены для механизации и автоматизации процесса обработки информации и вычислителей, выполняемых в соответствии с заданным алгоритмом</text:span>. <text:span text:style-name="T2">Они применяются при решении научных и инженерных задач, связанных с большим объемом вычислений, в системах автоматического и автоматизированного управления, при учете, планировании, прогнозировании и экономической оценке, для принятия научно обоснованных решений, обработки экспериментальных данных, в информационно — поисковых системах и так далее.</text:span></text:p>
      <text:p text:style-name="P3"><text:tab/>Современные вычислители должны реализовывать необходимый алгоритм измерений, рассчитывать заданные параметры, накапливать и отображать информацию.</text:p>
      <text:p text:style-name="P3"><text:tab/><text:span text:style-name="T2">Целью курсового проекта является разработка технологического процесса изготовления модуля вычислителя, основой которого является микропроцессор MSP430P337A, однократно программируемый восьмиразрядный микропроцессор с памятью 32 килобайта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5T15:21:25.741572718</dc:date>
    <meta:editing-duration>PT25M26S</meta:editing-duration>
    <meta:editing-cycles>11</meta:editing-cycles>
    <meta:generator>LibreOffice/4.1.4.2$Linux_X86_64 LibreOffice_project/410m0$Build-2</meta:generator>
    <meta:document-statistic meta:table-count="0" meta:image-count="0" meta:object-count="0" meta:page-count="1" meta:paragraph-count="5" meta:word-count="119" meta:character-count="1133" meta:non-whitespace-character-count="1013"/>
  </office:meta>
</office:document-meta>
</file>